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423cm" style:contextual-spacing="false" style:line-height-at-least="0.635cm" fo:orphans="2" fo:widows="2" fo:text-indent="0cm" style:auto-text-indent="false"/>
      <style:text-properties fo:font-variant="normal" fo:text-transform="none" fo:color="#202124" loext:opacity="100%" style:font-name="arial" fo:font-size="16.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.185cm" fo:margin-bottom="0.318cm" style:contextual-spacing="false" style:line-height-at-least="0.529cm" fo:orphans="2" fo:widows="2" fo:text-indent="0cm" style:auto-text-indent="false"/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P3" style:family="paragraph" style:parent-style-name="Standard">
      <style:paragraph-properties fo:margin-top="0.185cm" fo:margin-bottom="0.318cm" style:contextual-spacing="false" style:line-height-at-least="0.529cm" fo:orphans="2" fo:widows="2"/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P4" style:family="paragraph" style:parent-style-name="Standard">
      <style:paragraph-properties fo:margin-top="0.185cm" fo:margin-bottom="0cm" style:contextual-spacing="false" style:line-height-at-least="0.529cm" fo:orphans="2" fo:widows="2"/>
      <style:text-properties fo:font-variant="normal" fo:text-transform="none" fo:color="#202124" loext:opacity="100%" style:font-name="arial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</text:p>
      <text:p text:style-name="P2">On the first part of the journey<text:line-break/>I was looking at all the life<text:line-break/>There were plants and birds and rocks and things<text:line-break/>There was sand and hills and rings</text:p>
      <text:p text:style-name="P3">The first thing I met was a fly with a buzz<text:line-break/>And the sky with no clouds<text:line-break/>The heat was hot and the ground was dry<text:line-break/>But the air was full of sound</text:p>
      <text:p text:style-name="P3">I've been through the desert on a horse with no name<text:line-break/>It felt good to be out of the rain<text:line-break/>In the desert you can't remember your name<text:line-break/>'Cause there ain't no one for to give you no pain<text:line-break/>La la la la la la...</text:p>
      <text:p text:style-name="P3">After two days in the desert sun<text:line-break/>My skin began to turn red<text:line-break/>And after three days in the desert fun<text:line-break/>I was looking at a river bed<text:line-break/>And the story it told of a river that flowed<text:line-break/>Made me sad to think it was dead</text:p>
      <text:p text:style-name="P3">You see I've been through the desert on a horse with no name<text:line-break/>It felt good to be out of the rain<text:line-break/>In the desert you can't remember your name<text:line-break/>'Cause there ain't no one for to give you no pain<text:line-break/>La la la la la la...</text:p>
      <text:p text:style-name="P3">After nine days I let the horse run free<text:line-break/>'Cause the desert had turned to sea<text:line-break/>There were plants and birds and rocks and things<text:line-break/>There was sand and hills and rings</text:p>
      <text:p text:style-name="P3">The ocean is a desert with its life underground<text:line-break/>And a perfect disguise above<text:line-break/>Under the cities lies a heart made of ground<text:line-break/>But the humans will give no love</text:p>
      <text:p text:style-name="P3">You see I've been through the desert on a horse with no name<text:line-break/>It felt good to be out of the rain<text:line-break/>In the desert you can't remember your name<text:line-break/>'Cause there ain't no one for to give you no pain<text:line-break/>La la la la la la...</text:p>
      <text:p text:style-name="P4"><text:soft-page-break/>Thank you all very much<text:line-break/>Take care of yourselves, take car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2:44:39.568837100</meta:creation-date>
    <dc:date>2024-02-16T12:45:04.923233608</dc:date>
    <meta:editing-duration>PT26S</meta:editing-duration>
    <meta:editing-cycles>1</meta:editing-cycles>
    <meta:document-statistic meta:table-count="0" meta:image-count="0" meta:object-count="0" meta:page-count="2" meta:paragraph-count="10" meta:word-count="322" meta:character-count="1485" meta:non-whitespace-character-count="1173"/>
    <meta:generator>LibreOffice/7.3.7.2$Linux_X86_64 LibreOffice_project/30$Build-2</meta:generator>
  </office:meta>
</office:document-meta>
</file>